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3.122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Timeout rate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formula="of:=AVERAGE([$Amsterdam.F2:.F7];[$Athens.F2:.F7];[$Ghent.F2:.F7];[$Maastricht.F2:.F7];[$Manchester.F2:.F7])" office:value-type="float" office:value="0.05555555555555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formula="of:=AVERAGE([$Amsterdam.F8:.F13];[$Athens.F8:.F13];[$Ghent.F8:.F13];[$Maastricht.F8:.F13];[$Manchester.F8:.F13])" office:value-type="float" office:value="0.05555555555555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formula="of:=AVERAGE([$Amsterdam.F14:.F19];[$Athens.F14:.F19];[$Ghent.F14:.F19];[$Maastricht.F14:.F19];[$Manchester.F14:.F19])" office:value-type="float" office:value="0.05555555555555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05_find_signed_nanopubs</text:p>
          </table:table-cell>
          <table:table-cell table:formula="of:=AVERAGE([$Amsterdam.F20:.F25];[$Athens.F20:.F25];[$Ghent.F20:.F25];[$Maastricht.F20:.F25];[$Manchester.F20:.F25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formula="of:=AVERAGE([$Amsterdam.F26:.F31];[$Athens.F26:.F31];[$Ghent.F26:.F31];[$Maastricht.F26:.F31];[$Manchester.F26:.F31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formula="of:=AVERAGE([$Amsterdam.F32:.F37];[$Athens.F32:.F37];[$Ghent.F32:.F37];[$Maastricht.F32:.F37];[$Manchester.F32:.F37])" office:value-type="float" office:value="0.111111111111111" calcext:value-type="float">
            <text:p>0.111</text:p>
          </table:table-cell>
          <table:table-cell/>
        </table:table-row>
        <table:table-row table:style-name="ro1">
          <table:table-cell office:value-type="string" calcext:value-type="string">
            <text:p>09_get_all_indexes</text:p>
          </table:table-cell>
          <table:table-cell table:formula="of:=AVERAGE([$Amsterdam.F38:.F43];[$Athens.F38:.F43];[$Ghent.F38:.F43];[$Maastricht.F38:.F43];[$Manchester.F38:.F43])" office:value-type="float" office:value="0.05555555555555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10_get_all_users</text:p>
          </table:table-cell>
          <table:table-cell table:formula="of:=AVERAGE([$Amsterdam.F44:.F49];[$Athens.F44:.F49];[$Ghent.F44:.F49];[$Maastricht.F44:.F49];[$Manchester.F44:.F49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11_get_backlinks</text:p>
          </table:table-cell>
          <table:table-cell table:formula="of:=AVERAGE([$Amsterdam.F50:.F55];[$Athens.F50:.F55];[$Ghent.F50:.F55];[$Maastricht.F50:.F55];[$Manchester.F50:.F55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14_get_nanopub_count</text:p>
          </table:table-cell>
          <table:table-cell table:formula="of:=AVERAGE([$Amsterdam.F56:.F61];[$Athens.F56:.F61];[$Ghent.F56:.F61];[$Maastricht.F56:.F61];[$Manchester.F56:.F61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15_papers</text:p>
          </table:table-cell>
          <table:table-cell table:formula="of:=AVERAGE([$Amsterdam.F62:.F67];[$Athens.F62:.F67];[$Ghent.F62:.F67];[$Maastricht.F62:.F67];[$Manchester.F62:.F67])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16_papers_x</text:p>
          </table:table-cell>
          <table:table-cell table:formula="of:=AVERAGE([$Amsterdam.F68:.F73];[$Athens.F68:.F73];[$Ghent.F68:.F73];[$Maastricht.F68:.F73];[$Manchester.F68:.F73])" office:value-type="float" office:value="0" calcext:value-type="float">
            <text:p>0.000</text:p>
          </table:table-cell>
          <table:table-cell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msterdam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ce2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60;[.E2]=0)" office:value-type="boolean" office:boolean-value="false" calcext:value-type="boolean">
            <text:p>FALSE</text:p>
          </table:table-cell>
          <table:table-cell table:formula="of:=AND([.D2]&gt;60;[.E2]&gt;0)" office:value-type="boolean" office:boolean-value="false" calcext:value-type="boolean">
            <text:p>FALSE</text:p>
          </table:table-cell>
          <table:table-cell table:formula="of:=AND(AND(NOT([.D2]&gt;60); [.F2]&gt;0);[.E2]=0)" office:value-type="boolean" office:boolean-value="false" calcext:value-type="boolean">
            <text:p>FALSE</text:p>
          </table:table-cell>
          <table:table-cell table:style-name="ce2" table:formula="of:=AND(AND(NOT([.D2]&gt;60); [.F2]&gt;0);[.E2]&gt;0)" office:value-type="boolean" office:boolean-value="false" calcext:value-type="boolean">
            <text:p>FALSE</text:p>
          </table:table-cell>
          <table:table-cell table:style-name="ce2" table:formula="of:=([.E2]=[.G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Athen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hent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astricht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</table:table>
      <table:table table:name="Manchest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</table:table-row>
      </table:table>
      <table:named-expressions/>
      <table:database-ranges>
        <table:database-range table:name="__Anonymous_Sheet_DB__1" table:target-range-address="Amsterdam.A1:Amsterdam.F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6:36:15.95984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3T17:17:42.832296393</dc:date>
    <dc:creator>Tobias Kuhn</dc:creator>
    <meta:editing-duration>PT31M20S</meta:editing-duration>
    <meta:editing-cycles>13</meta:editing-cycles>
    <meta:document-statistic meta:table-count="6" meta:cell-count="1412" meta:object-count="0"/>
  </office:meta>
</office:document-meta>
</file>